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>
      <style:table-properties style:width="16.977cm" fo:margin-left="0.004cm" fo:margin-right="0.018cm" table:align="margins"/>
    </style:style>
    <style:style style:name="Tabela2.A" style:family="table-column">
      <style:table-column-properties style:column-width="8.498cm" style:rel-column-width="32804*"/>
    </style:style>
    <style:style style:name="Tabela2.B" style:family="table-column">
      <style:table-column-properties style:column-width="8.479cm" style:rel-column-width="32731*"/>
    </style:style>
    <style:style style:name="Tabela2.A1" style:family="table-cell">
      <style:table-cell-properties fo:padding="0.097cm" fo:border="none"/>
    </style:style>
    <style:style style:name="Tabela1" style:family="table">
      <style:table-properties style:width="17.009cm" fo:margin-left="0cm" fo:margin-right="-0.011cm" table:align="margins"/>
    </style:style>
    <style:style style:name="Tabela1.A" style:family="table-column">
      <style:table-column-properties style:column-width="3.731cm" style:rel-column-width="14376*"/>
    </style:style>
    <style:style style:name="Tabela1.B" style:family="table-column">
      <style:table-column-properties style:column-width="13.279cm" style:rel-column-width="51159*"/>
    </style:style>
    <style:style style:name="Tabela1.A1" style:family="table-cell">
      <style:table-cell-properties fo:padding="0.097cm" fo:border-left="none" fo:border-right="none" fo:border-top="0.002cm solid #000000" fo:border-bottom="0.002cm solid #000000"/>
    </style:style>
    <style:style style:name="Tabela1.2" style:family="table-row">
      <style:table-row-properties style:min-row-height="0.654cm"/>
    </style:style>
    <style:style style:name="Tabela1.A2" style:family="table-cell">
      <style:table-cell-properties fo:padding="0.097cm" fo:border-left="none" fo:border-right="none" fo:border-top="none" fo:border-bottom="0.002cm solid #000000"/>
    </style:style>
    <style:style style:name="Tabela1.4" style:family="table-row">
      <style:table-row-properties style:min-row-height="3.387cm"/>
    </style:style>
    <style:style style:name="Tabela1.5" style:family="table-row">
      <style:table-row-properties style:min-row-height="1.039cm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ext_20_body">
      <style:paragraph-properties fo:margin-top="0cm" fo:margin-bottom="0cm"/>
      <style:text-properties fo:font-size="4pt" style:font-size-asian="3.5pt" style:font-size-complex="4pt"/>
    </style:style>
    <style:style style:name="P5" style:family="paragraph" style:parent-style-name="Text_20_body">
      <style:paragraph-properties fo:margin-top="0.101cm" fo:margin-bottom="0.21cm"/>
      <style:text-properties fo:font-size="14pt" style:font-size-asian="14pt" style:font-size-complex="14pt"/>
    </style:style>
    <style:style style:name="P6" style:family="paragraph" style:parent-style-name="Categoria">
      <style:text-properties fo:font-size="15pt" style:font-size-asian="15pt" style:font-size-complex="15pt" style:text-scale="80%"/>
    </style:style>
    <style:style style:name="P7" style:family="paragraph" style:parent-style-name="Categoria">
      <style:paragraph-properties fo:text-align="start" style:justify-single-word="false"/>
      <style:text-properties fo:font-size="15pt" style:font-size-asian="15pt" style:font-size-complex="15pt" style:text-scale="80%"/>
    </style:style>
    <style:style style:name="P8" style:family="paragraph" style:parent-style-name="Categoria">
      <style:text-properties fo:font-size="6pt" style:font-size-asian="5.25pt" style:font-size-complex="6pt" style:text-scale="80%"/>
    </style:style>
    <style:style style:name="P9" style:family="paragraph" style:parent-style-name="Categoria">
      <style:text-properties style:font-name="Arial1" fo:font-size="15pt" style:font-size-asian="15pt" style:font-size-complex="15pt" style:text-scale="80%"/>
    </style:style>
    <style:style style:name="P10" style:family="paragraph" style:parent-style-name="Preformatted_20_Text">
      <style:text-properties style:font-name="Arial1"/>
    </style:style>
    <style:style style:name="P11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margin-top="0cm" fo:margin-bottom="0.499cm"/>
      <style:text-properties style:font-name="Arial1"/>
    </style:style>
    <style:style style:name="P14" style:family="paragraph" style:parent-style-name="Table_20_Contents">
      <style:paragraph-properties fo:text-align="start" style:justify-single-word="false"/>
      <style:text-properties fo:font-size="6pt" style:font-size-asian="5.25pt" style:font-size-complex="6pt"/>
    </style:style>
    <style:style style:name="P15" style:family="paragraph" style:parent-style-name="Table_20_Contents" style:list-style-name="L1">
      <style:paragraph-properties fo:text-align="start" style:justify-single-word="false"/>
      <style:text-properties fo:font-size="6pt" style:font-size-asian="5.25pt" style:font-size-complex="6pt"/>
    </style:style>
    <style:style style:name="P16" style:family="paragraph" style:parent-style-name="Table_20_Contents" style:list-style-name="L1">
      <style:paragraph-properties fo:text-align="start" style:justify-single-word="false"/>
      <style:text-properties fo:font-size="6pt" fo:font-weight="normal" style:font-size-asian="5.25pt" style:font-weight-asian="normal" style:font-size-complex="6pt" style:font-weight-complex="normal"/>
    </style:style>
    <style:style style:name="P17" style:family="paragraph" style:parent-style-name="Table_20_Contents" style:list-style-name="L1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9" style:family="paragraph" style:parent-style-name="Table_20_Contents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1" style:family="paragraph" style:parent-style-name="Heading_20_1">
      <style:paragraph-properties fo:text-align="center" style:justify-single-word="false"/>
      <style:text-properties fo:font-size="20pt" style:font-size-asian="20pt" style:font-size-complex="20pt"/>
    </style:style>
    <style:style style:name="P22" style:family="paragraph" style:parent-style-name="Categoria">
      <style:paragraph-properties fo:text-align="start" style:justify-single-word="false"/>
      <style:text-properties fo:font-size="15pt" style:font-size-asian="15pt" style:font-size-complex="15pt" style:text-scale="80%"/>
    </style:style>
    <style:style style:name="P23" style:family="paragraph" style:parent-style-name="Preformatted_20_Text">
      <style:text-properties style:font-name="Arial1"/>
    </style:style>
    <style:style style:name="P24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26" style:family="paragraph" style:parent-style-name="Preformatted_20_Text">
      <style:paragraph-properties fo:margin-top="0cm" fo:margin-bottom="0.499cm"/>
      <style:text-properties style:font-name="Arial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fo:font-size="11pt" fo:font-style="normal" style:font-size-asian="11pt" style:font-style-asian="normal" style:font-size-complex="11pt" style:font-style-complex="normal"/>
    </style:style>
    <style:style style:name="T17" style:family="text">
      <style:text-properties style:font-size-asian="12pt"/>
    </style:style>
    <style:style style:name="T18" style:family="text">
      <style:text-properties style:font-size-complex="12pt"/>
    </style:style>
    <text:list-style style:name="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1">Curriculum Vitae<text:line-break/><text:span text:style-name="T7">Carlos Eduardo Benevides Bezerra</text:span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Rua Veador Porto, 104, apt. 204</text:p>
            <text:p text:style-name="P2">Santana</text:p>
            <text:p text:style-name="P2">Porto Alegre – RS</text:p>
            <text:p text:style-name="P2">90610-200</text:p>
          </table:table-cell>
          <table:table-cell table:style-name="Tabela2.A1" office:value-type="string">
            <text:p text:style-name="P3">carlos.bezerra@inf.ufrgs.br</text:p>
            <text:p text:style-name="P3">(51) 8406 5986</text:p>
            <text:p text:style-name="P3">(51) 3013 3616</text:p>
          </table:table-cell>
        </table:table-row>
      </table:table>
      <text:p text:style-name="P5">PhD candidate in UFRGS, Master in Computer Science (UFRGS) and Bachelor in Computer Science (UFBA). Solid knowledge of the languages C and C++, besides experience with Java, JavaScript, PHP, VisualBasic, SQL and long experience with Linux OS. Fluent in English, with basic knowledge of French, German and Italian.</text:p>
      <text:p text:style-name="P4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/>
            <text:p text:style-name="P9">University Education</text:p>
          </table:table-cell>
          <table:table-cell table:style-name="Tabela1.A1" office:value-type="string">
            <text:list xml:id="list1272143558" text:style-name="L1">
              <text:list-header>
                <text:p text:style-name="P15"/>
              </text:list-header>
              <text:list-item>
                <text:p text:style-name="P17"><text:span text:style-name="T10">PhD candidate in Computer Science, UFRGS</text:span><text:line-break/><text:span text:style-name="T12">Started in 2009. Expected conclusion in 2013</text:span><text:span text:style-name="T4"><text:line-break/></text:span><text:span text:style-name="T6"> </text:span></text:p>
              </text:list-item>
              <text:list-item>
                <text:p text:style-name="P17"><text:span text:style-name="T3">Master in Computer Science, UFRGS</text:span><text:line-break/><text:span text:style-name="T12">Started in 2007. Concluded in 2009. Research area: distributed systems.<text:line-break/>Work title: “Lidando com recursos escassos e heterogêneos em um sistema distribuído atuando como servidor de MMOG” </text:span><text:span text:style-name="T14">(</text:span><text:span text:style-name="T15">in english:</text:span><text:span text:style-name="T12"> Dealing with scarce and heterogeneous resources in a geographically distributed MMOG server system</text:span><text:span text:style-name="T16">)</text:span><text:span text:style-name="T12"><text:line-break/>Advsior: Prof. Dr. Cláudio Fernando Resin Geyer</text:span><text:span text:style-name="T4"><text:line-break/></text:span><text:span text:style-name="T6"> </text:span></text:p>
              </text:list-item>
              <text:list-item>
                <text:p text:style-name="P17"><text:span text:style-name="T3">Bachelor in Computer Science, UFBA</text:span><text:line-break/><text:span text:style-name="T12">Started in 2002. Concluded in 2007.<text:line-break/>Work title: “QoS para jogos multijogador em redes IEEE 802.11”<text:line-break/></text:span><text:span text:style-name="T16">(</text:span><text:span text:style-name="T15">in english:</text:span><text:span text:style-name="T13"> QoS for multiplayer games in IEEE 802.11 networks)<text:line-break/>Advisor: Prof. Dr. George Marconi de Araújo Lima</text:span></text:p>
                <text:p text:style-name="P15"/>
              </text:list-item>
            </text:list>
          </table:table-cell>
        </table:table-row>
        <table:table-row table:style-name="Tabela1.2">
          <table:table-cell table:style-name="Tabela1.A2" office:value-type="string">
            <text:p text:style-name="P8"/>
            <text:p text:style-name="P6">Foreign Languages</text:p>
          </table:table-cell>
          <table:table-cell table:style-name="Tabela1.A2" office:value-type="string">
            <text:list xml:id="list1760682612" text:continue-numbering="true" text:style-name="L1">
              <text:list-header>
                <text:p text:style-name="P15"/>
              </text:list-header>
              <text:list-item>
                <text:p text:style-name="P19"><text:span text:style-name="T1">German</text:span> (basic) – german course: <text:span text:style-name="T2">Alles Gute!</text:span>.</text:p>
              </text:list-item>
              <text:list-item>
                <text:p text:style-name="P19"><text:span text:style-name="T1">French</text:span> (basic) – course attended at the <text:span text:style-name="T2">Alliance Française</text:span>.</text:p>
              </text:list-item>
              <text:list-item>
                <text:p text:style-name="P19"><text:span text:style-name="T1">Italian</text:span> (básico) – course attended at <text:span text:style-name="T2">Massolin de Fiori Societá Italiana.</text:span></text:p>
              </text:list-item>
              <text:list-item>
                <text:p text:style-name="P19"><text:span text:style-name="T1">English</text:span> (fluent) – knowledge acquired as a self-teacher and by frequently using the language</text:p>
              </text:list-item>
            </text:list>
            <text:p text:style-name="P14"/>
          </table:table-cell>
        </table:table-row>
        <table:table-row>
          <table:table-cell table:style-name="Tabela1.A2" office:value-type="string">
            <text:p text:style-name="P8"/>
            <text:p text:style-name="P6">Professional Experience</text:p>
          </table:table-cell>
          <table:table-cell table:style-name="Tabela1.A2" office:value-type="string">
            <text:list xml:id="list171816850" text:continue-numbering="true" text:style-name="L1">
              <text:list-header>
                <text:p text:style-name="P15"/>
              </text:list-header>
              <text:list-item>
                <text:p text:style-name="P17"><text:span text:style-name="T9">2007 – </text:span><text:span text:style-name="T3">P2PSE project - UFRGS</text:span><text:span text:style-name="T1"><text:line-break/></text:span><text:span text:style-name="T12">Development (with C++) of the support for multiple servers in the </text:span><text:span text:style-name="T15">P2PSE</text:span><text:span text:style-name="T12"> library for massively multiplayer online games.</text:span><text:span text:style-name="T4"><text:line-break/></text:span><text:span text:style-name="T6"> </text:span></text:p>
              </text:list-item>
              <text:list-item>
                <text:p text:style-name="P17"><text:span text:style-name="T9">2006 – </text:span><text:span text:style-name="T3">Interactive Digital Entertainment</text:span><text:span text:style-name="T1"><text:line-break/></text:span><text:span text:style-name="T12">Development (with C++) of the game </text:span><text:span text:style-name="T15">We Are The Champignons,</text:span><text:span text:style-name="T12"> with the </text:span><text:span text:style-name="T15">InGE</text:span><text:span text:style-name="T12"> game engine.</text:span><text:span text:style-name="T4"><text:line-break/></text:span><text:span text:style-name="T6"> </text:span></text:p>
              </text:list-item>
              <text:list-item>
                <text:p text:style-name="P17"><text:span text:style-name="T9">2006 – </text:span><text:span text:style-name="T3">Interactive Digital Entertainment</text:span><text:span text:style-name="T1"><text:line-break/></text:span><text:span text:style-name="T13">Development (with C and C++) of the network module of the </text:span><text:span text:style-name="T15">InGE</text:span><text:span text:style-name="T13"> game engine, using XML and SDL (simple directmedia layer).</text:span><text:span text:style-name="T5"><text:line-break/></text:span><text:span text:style-name="T6"> </text:span></text:p>
              </text:list-item>
              <text:list-item>
                <text:p text:style-name="P17"><text:span text:style-name="T9">2006 – </text:span><text:span text:style-name="T3">CPD, UFBa</text:span><text:span text:style-name="T1"><text:line-break/></text:span><text:span text:style-name="T13">Web development, with Java, Struts, Hibernate and PostgreSQL.</text:span><text:span text:style-name="T5"><text:line-break/></text:span><text:span text:style-name="T6"> </text:span></text:p>
              </text:list-item>
              <text:list-item>
                <text:p text:style-name="P17"><text:span text:style-name="T11">2005 – </text:span><text:span text:style-name="T3">Jabil Circuit</text:span><text:span text:style-name="T1"><text:line-break/></text:span><text:span text:style-name="T13">Programming with VB, VB.net and Microsoft SQL Server, along with research on IEEE 802.11 wireless networks.</text:span></text:p>
                <text:p text:style-name="P16"><text:s/></text:p>
              </text:list-item>
            </text:list>
          </table:table-cell>
        </table:table-row>
        <text:soft-page-break/>
        <table:table-row table:style-name="Tabela1.4">
          <table:table-cell table:style-name="Tabela1.A2" office:value-type="string">
            <text:p text:style-name="P7">List of Publications</text:p>
          </table:table-cell>
          <table:table-cell table:style-name="Tabela1.A2" office:value-type="string">
            <text:p text:style-name="P12">2009</text:p>
            <text:p text:style-name="P12"/>
            <text:p text:style-name="P13">BEZERRA, Carlos Eduardo B.; COMBA, João L. D.; GEYER, Cláudio F. R.;<text:bookmark text:name="line29"/><text:line-break/><text:span text:style-name="T1">A fine granularity load balancing technique for MMOG servers using a kd-tree to partition the space</text:span><text:line-break/>in: <text:span text:style-name="T2">VIII Brazilian Symposium on Computer Games and Digital Entertainment - Computing Track (to appear)</text:span>, 2009, Rio de Janeiro, RJ, Brazil.</text:p>
            <text:p text:style-name="P10">BEZERRA, Carlos Eduardo B.; GEYER, Cláudio F. R.;<text:line-break/><text:span text:style-name="T1">A short study of the addition of an L4 cache memory with interleaved cache hierarchy to multicore architectures<text:line-break/></text:span>in: <text:span text:style-name="T2">VII Workshop de Processamento Paralelo e Distribuído</text:span>, 2009, Porto Alegre, RS, Brazil.</text:p>
            <text:p text:style-name="P10"/>
            <text:p text:style-name="P13">BEZERRA, Carlos Eduardo B.; CECIN, Fábio R.; GEYER, Cláudio F. R.;<text:bookmark text:name="line38"/><text:line-break/><text:span text:style-name="T1">Modelos de Suporte Distribuído para Jogos Online Maciçamente Multijogador<text:line-break/></text:span>in: <text:span text:style-name="T2">Revista Diálogo</text:span>, La Salle, 2009.</text:p>
            <text:p text:style-name="P10">BEZERRA, Carlos Eduardo B.; GEYER, Cláudio F. R.;</text:p>
            <text:p text:style-name="P10"><text:span text:style-name="T1">A load balancing scheme for massively multiplayer online games</text:span><text:line-break/>in: <text:span text:style-name="T2">Multimedia Tools and Applications - Special Issue on Massively Multiplayer Online Gaming Systems and Applications</text:span>, v. 1, n. 1, pp. 263-289, Springer Netherlands, 2009.</text:p>
            <text:p text:style-name="P10"/>
            <text:p text:style-name="P10"><text:bookmark text:name="line46"/>BEZERRA, Carlos E. B.; GEYER, Cláudio F. R.;<text:line-break/><text:span text:style-name="T1">Lidando com Recursos Escassos e Heterogêneos em um Sistema Distribuído Atuando como Servidor de MMOG<text:line-break/></text:span><text:span text:style-name="T2">Dissertação de Mestrado em Ciência da Computação, Universidade Federal do Rio Grande do Sul (UFRGS)</text:span>, 2009, Porto Alegre, RS, Brazil.</text:p>
            <text:p text:style-name="P10"/>
            <text:p text:style-name="P10"/>
            <text:p text:style-name="P11">2008</text:p>
            <text:p text:style-name="P10"/>
            <text:p text:style-name="P10">BEZERRA, Carlos Eduardo B.; CECIN, Fábio R.; GEYER, Cláudio F. R.;<text:line-break/><text:span text:style-name="T1">A³: a novel interest management algorithm for distributed simulations of MMOGs<text:line-break/></text:span>in: <text:span text:style-name="T2">12-th IEEE International Symposium on Distributed Simulation and Real Time Applications</text:span>, 2008, Vancouver, BC, Canada.</text:p>
            <text:p text:style-name="P10"/>
            <text:p text:style-name="P10">VILANOVA, Felipe J.; BEZERRA, Carlos Eduardo B.; CRIPPA, Marcos R., CECIN, Fábio R.; GEYER, Cláudio F. R.;<text:line-break/><text:span text:style-name="T1">P2PSE - A peer-to-peer support for multiplayer games<text:line-break/></text:span>in: <text:span text:style-name="T2">VII Brazilian Symposium on Computer Games and Digital Entertainment - Computing Track</text:span>, 2008, Belo Horizonte, MG, Brazil.</text:p>
            <text:p text:style-name="P10"/>
            <text:p text:style-name="P10"/>
            <text:p text:style-name="P11">2007</text:p>
            <text:p text:style-name="P11"/>
            <text:p text:style-name="P10">ROCHA, Rodrigo; BESSA, Aline; BEZERRA, Carlos E. B.; MEDEIROS, Ivan; OLIVEIRA, Caio; BANDEIRA, H.;<text:line-break/><text:span text:style-name="T1">O Desenvolvimento de um Motor Multiplataforma para Jogos 3D<text:line-break/></text:span>in: <text:span text:style-name="T2">VI Simpósio Brasileiro de Jogos para Computador e Entretenimento Digital - Trilha Computação</text:span>, 2007, São Leopoldo, RS, Brazil.</text:p>
            <text:p text:style-name="P10"/>
            <text:p text:style-name="P10"/>
            <text:p text:style-name="P11">2006</text:p>
            <text:p text:style-name="P10"/>
            <text:p text:style-name="P10">BEZERRA, Carlos E. B.; LIMA, George M. A.;<text:line-break/>QoS para Jogos Multijogador em Redes IEEE 802.11<text:line-break/><text:span text:style-name="T2">Monografia entregue como trabalho de conclusão do Bacharelado em Ciência da Computação, Universidade Federal da Bahia (UFBA)</text:span>, 2006, Salvador, BA, Brazil.</text:p>
          </table:table-cell>
        </table:table-row>
        <table:table-row table:style-name="Tabela1.5">
          <table:table-cell table:style-name="Tabela1.A2" office:value-type="string">
            <text:p text:style-name="P7">Other</text:p>
          </table:table-cell>
          <table:table-cell table:style-name="Tabela1.A2" office:value-type="string">
            <text:list xml:id="list1627680898" text:continue-numbering="true" text:style-name="L1">
              <text:list-header>
                <text:p text:style-name="P15"/>
              </text:list-header>
            </text:list>
            <text:p text:style-name="P20">Submission of the game “We are The Champignons” to the Game Festival of the V Brazilian Symposium on Computer Games and Digital Entertainment, getting the 3rd prize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12cm" fo:margin-bottom="0.31cm" fo:padding="0cm" fo:border-left="none" fo:border-right="none" fo:border-top="none" fo:border-bottom="0.002cm solid #000000" style:shadow="none"/>
      <style:text-properties style:font-name="arial" fo:font-size="160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ategoria" style:family="paragraph" style:parent-style-name="Table_20_Contents" style:class="extra">
      <style:text-properties fo:font-size="12pt" fo:font-weight="bold" style:font-size-asian="10.5pt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Nimbus Roman No9 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09cm" fo:margin-left="0cm" fo:margin-right="-0.011cm" table:align="margins"/>
    </style:style>
    <style:style style:name="Tabela3.A" style:family="table-column">
      <style:table-column-properties style:column-width="17.009cm" style:rel-column-width="65535*"/>
    </style:style>
    <style:style style:name="Tabela3.1" style:family="table-row">
      <style:table-row-properties style:min-row-height="3.387cm"/>
    </style:style>
    <style:style style:name="Tabela3.A1" style:family="table-cell">
      <style:table-cell-properties fo:padding="0.097cm" fo:border-left="none" fo:border-right="none" fo:border-top="0.002cm solid #000000" fo:border-bottom="0.002cm solid #000000"/>
    </style:style>
    <style:style style:name="Tabela3.2" style:family="table-row">
      <style:table-row-properties style:min-row-height="1.039cm"/>
    </style:style>
    <style:style style:name="Tabela3.A2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Preformatted_20_Text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MP2" style:family="paragraph" style:parent-style-name="Preformatted_20_Text">
      <style:paragraph-properties fo:margin-top="0cm" fo:margin-bottom="0.499cm"/>
      <style:text-properties style:font-name="Arial1"/>
    </style:style>
    <style:style style:name="MP3" style:family="paragraph" style:parent-style-name="Preformatted_20_Text">
      <style:text-properties style:font-name="Arial1"/>
    </style:style>
    <style:style style:name="MP4" style:family="paragraph" style:parent-style-name="Preformatted_20_Text">
      <style:text-properties style:font-name="Arial1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 style:list-style-name="ML1">
      <style:paragraph-properties fo:text-align="start" style:justify-single-word="false"/>
      <style:text-properties fo:font-size="6pt" style:font-size-asian="5.25pt" style:font-size-complex="6pt"/>
    </style:style>
    <style:style style:name="MP6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MP7" style:family="paragraph" style:parent-style-name="Footer">
      <style:paragraph-properties fo:text-align="center" style:justify-single-word="false" fo:padding="0cm" fo:border-left="none" fo:border-right="none" fo:border-top="0.002cm solid #000000" fo:border-bottom="none" style:shadow="non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text:list-style style:name="ML1">
      <text:list-level-style-bullet text:level="1" text:style-name="Bullet_20_Symbols" style:num-suffix="." text:bullet-char="●">
        <style:list-level-properties text:min-label-width="0.4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page-layout style:name="Mpm1">
      <style:page-layout-properties fo:page-width="20.999cm" fo:page-height="29.699cm" style:num-format="1" style:print-orientation="portrait" fo:margin-top="1.182cm" fo:margin-bottom="0.6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136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">2009</text:p>
              <text:p text:style-name="MP1"/>
              <text:p text:style-name="MP2">BEZERRA, Carlos Eduardo B.; COMBA, João L. D.; GEYER, Cláudio F. R.;<text:bookmark text:name="line291"/><text:line-break/><text:span text:style-name="MT1">A fine granularity load balancing technique for MMOG servers using a kd-tree to partition the space</text:span><text:line-break/>in: <text:span text:style-name="MT2">VIII Brazilian Symposium on Computer Games and Digital Entertainment - Computing Track (to appear)</text:span>, 2009, Rio de Janeiro, RJ, Brazil.</text:p>
              <text:p text:style-name="MP3">BEZERRA, Carlos Eduardo B.; GEYER, Cláudio F. R.;<text:line-break/><text:span text:style-name="MT1">A short study of the addition of an L4 cache memory with interleaved cache hierarchy to multicore architectures<text:line-break/></text:span>in: <text:span text:style-name="MT2">VII Workshop de Processamento Paralelo e Distribuído</text:span>, 2009, Porto Alegre, RS, Brazil.</text:p>
              <text:p text:style-name="MP3"/>
              <text:p text:style-name="MP2">BEZERRA, Carlos Eduardo B.; CECIN, Fábio R.; GEYER, Cláudio F. R.;<text:bookmark text:name="line381"/><text:line-break/><text:span text:style-name="MT1">Modelos de Suporte Distribuído para Jogos Online Maciçamente Multijogador<text:line-break/></text:span>in: <text:span text:style-name="MT2">Revista Diálogo</text:span>, La Salle, 2009.</text:p>
              <text:p text:style-name="MP3">BEZERRA, Carlos Eduardo B.; GEYER, Cláudio F. R.;</text:p>
              <text:p text:style-name="MP3"><text:span text:style-name="MT1">A load balancing scheme for massively multiplayer online games</text:span><text:line-break/>in: <text:span text:style-name="MT2">Multimedia Tools and Applications - Special Issue on Massively Multiplayer Online Gaming Systems and Applications</text:span>, v. 1, n. 1, pp. 263-289, Springer Netherlands, 2009.</text:p>
              <text:p text:style-name="MP3"/>
              <text:p text:style-name="MP3"><text:bookmark text:name="line461"/>BEZERRA, Carlos E. B.; GEYER, Cláudio F. R.;<text:line-break/><text:span text:style-name="MT1">Lidando com Recursos Escassos e Heterogêneos em um Sistema Distribuído Atuando como Servidor de MMOG<text:line-break/></text:span><text:span text:style-name="MT2">Dissertação de Mestrado em Ciência da Computação, Universidade Federal do Rio Grande do Sul (UFRGS)</text:span>, 2009, Porto Alegre, RS, Brazil.</text:p>
              <text:p text:style-name="MP3"/>
              <text:p text:style-name="MP3"/>
              <text:p text:style-name="MP4">2008</text:p>
              <text:p text:style-name="MP3"/>
              <text:p text:style-name="MP3">BEZERRA, Carlos Eduardo B.; CECIN, Fábio R.; GEYER, Cláudio F. R.;<text:line-break/><text:span text:style-name="MT1">A³: a novel interest management algorithm for distributed simulations of MMOGs<text:line-break/></text:span>in: <text:span text:style-name="MT2">12-th IEEE International Symposium on Distributed Simulation and Real Time Applications</text:span>, 2008, Vancouver, BC, Canada.</text:p>
              <text:p text:style-name="MP3"/>
              <text:p text:style-name="MP3">VILANOVA, Felipe J.; BEZERRA, Carlos Eduardo B.; CRIPPA, Marcos R., CECIN, Fábio R.; GEYER, Cláudio F. R.;<text:line-break/><text:span text:style-name="MT1">P2PSE - A peer-to-peer support for multiplayer games<text:line-break/></text:span>in: <text:span text:style-name="MT2">VII Brazilian Symposium on Computer Games and Digital Entertainment - Computing Track</text:span>, 2008, Belo Horizonte, MG, Brazil.</text:p>
              <text:p text:style-name="MP3"/>
              <text:p text:style-name="MP3"/>
              <text:p text:style-name="MP4">2007</text:p>
              <text:p text:style-name="MP4"/>
              <text:p text:style-name="MP3">ROCHA, Rodrigo; BESSA, Aline; BEZERRA, Carlos E. B.; MEDEIROS, Ivan; OLIVEIRA, Caio; BANDEIRA, H.;<text:line-break/><text:span text:style-name="MT1">O Desenvolvimento de um Motor Multiplataforma para Jogos 3D<text:line-break/></text:span>in: <text:span text:style-name="MT2">VI Simpósio Brasileiro de Jogos para Computador e Entretenimento Digital - Trilha Computação</text:span>, 2007, São Leopoldo, RS, Brazil.</text:p>
              <text:p text:style-name="MP3"/>
              <text:p text:style-name="MP3"/>
              <text:p text:style-name="MP4">2006</text:p>
              <text:p text:style-name="MP3"/>
              <text:p text:style-name="MP3">BEZERRA, Carlos E. B.; LIMA, George M. A.;<text:line-break/>QoS para Jogos Multijogador em Redes IEEE 802.11<text:line-break/><text:span text:style-name="MT2">Monografia entregue como trabalho de conclusão do Bacharelado em Ciência da Computação, Universidade Federal da Bahia (UFBA)</text:span>, 2006, Salvador, BA, Brazil.</text:p>
            </table:table-cell>
          </table:table-row>
          <table:table-row table:style-name="Tabela3.2">
            <table:table-cell table:style-name="Tabela3.A2" office:value-type="string">
              <text:list xml:id="list1272143558" text:style-name="ML1">
                <text:list-header>
                  <text:p text:style-name="MP5"/>
                </text:list-header>
              </text:list>
              <text:p text:style-name="MP6">Average grade upon completion of undergraduate education: 9 (ranging from 0 to 10)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ugusto Campos</meta:initial-creator>
    <meta:creation-date>2007-04-28T14:08:36</meta:creation-date>
    <dc:date>2009-09-21T12:04:59</dc:date>
    <meta:print-date>2008-06-04T16:53:27</meta:print-date>
    <dc:language>pt-BR</dc:language>
    <meta:editing-cycles>57</meta:editing-cycles>
    <meta:editing-duration>PT07H41M08S</meta:editing-duration>
    <meta:document-statistic meta:table-count="3" meta:image-count="0" meta:object-count="0" meta:page-count="2" meta:paragraph-count="57" meta:word-count="1118" meta:character-count="7251"/>
    <meta:user-defined meta:name="Info 1"/>
    <meta:user-defined meta:name="Info 2"/>
    <meta:user-defined meta:name="Info 3"/>
    <meta:user-defined meta:name="Info 4"/>
  </office:meta>
</office:document-meta>
</file>